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785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5in" fo:margin-left="-0.0785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-0.0785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in" fo:margin-right="0in" fo:text-indent="0.5in" style:auto-text-indent="false"/>
    </style:style>
    <style:style style:name="P23" style:family="paragraph" style:parent-style-name="Standard" style:master-page-name="Standard">
      <style:paragraph-properties fo:text-align="center" style:justify-single-word="false" style:page-number="1"/>
    </style:style>
    <style:style style:name="P24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5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6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font-name-asian="Garamond1" style:font-size-asian="10pt" style:font-name-complex="Garamond1" style:font-size-complex="10pt" fo:background-color="#ffffff"/>
    </style:style>
    <style:style style:name="T5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6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7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8" style:family="text">
      <style:text-properties style:font-name="Garamond" fo:font-size="8pt" style:font-name-asian="Garamond1" style:font-size-asian="8pt" style:font-name-complex="Garamond1" style:font-size-complex="8pt"/>
    </style:style>
    <style:style style:name="T9" style:family="text">
      <style:text-properties style:font-name="Garamond" style:font-name-asian="Garamond1" style:font-name-complex="Garamond1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8" style:family="text">
      <style:text-properties fo:color="#222222" style:font-name="Arial" fo:font-size="12pt" style:font-name-asian="Arial1" style:font-size-asian="12pt" style:font-name-complex="Arial1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Sprint Review Checklist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10">Sprint No.</text:span></text:p>
          </table:table-cell>
          <table:table-cell table:style-name="Table1.B1" office:value-type="string">
            <text:p text:style-name="P8"><text:span text:style-name="T2">3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10">Project Name</text:span></text:p>
          </table:table-cell>
          <table:table-cell table:style-name="Table1.B1" office:value-type="string">
            <text:p text:style-name="P8"><text:span text:style-name="T2">Iskolendar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10">Reviewer’s Name</text:span></text:p>
          </table:table-cell>
          <table:table-cell table:style-name="Table1.B1" office:value-type="string">
            <text:p text:style-name="P8"><text:span text:style-name="T2">Allure Tanquintic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10">Review Date</text:span></text:p>
          </table:table-cell>
          <table:table-cell table:style-name="Table1.B1" office:value-type="string">
            <text:p text:style-name="P8"><text:span text:style-name="T2">03/08/19</text:span></text:p>
          </table:table-cell>
        </table:table-row>
      </table:table>
      <text:p text:style-name="P3"/>
      <text:p text:style-name="P7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2"/>
      <text:p text:style-name="P7"><text:span text:style-name="T5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9"><text:span text:style-name="T11">User Acceptance Criteria</text:span></text:p>
          </table:table-cell>
          <table:table-cell table:style-name="Table2.A1" table:number-columns-spanned="2" office:value-type="string">
            <text:p text:style-name="P9"><text:span text:style-name="T11">Compliance</text:span></text:p>
          </table:table-cell>
          <table:covered-table-cell/>
          <table:table-cell table:style-name="Table2.D1" table:number-rows-spanned="2" office:value-type="string">
            <text:p text:style-name="P9"><text:span text:style-name="T11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9"><text:span text:style-name="T12">Yes</text:span></text:p>
          </table:table-cell>
          <table:table-cell table:style-name="Table2.A1" office:value-type="string">
            <text:p text:style-name="P9"><text:span text:style-name="T12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Standard"><text:span text:style-name="T3">UC-5.0-S1: </text:span><text:span text:style-name="T4">Successful viewing of announcements</text:span><text:span text:style-name="T3"> </text:span></text:p>
          </table:table-cell>
          <table:table-cell table:style-name="Table2.A1" office:value-type="string">
            <text:p text:style-name="P1"><text:span text:style-name="T18">✔</text:span></text:p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0"><text:span text:style-name="T12">UC-</text:span><text:span text:style-name="T3">6</text:span><text:span text:style-name="T12">.0-S1: </text:span><text:span text:style-name="T4">Successful create announcement</text:span></text:p>
          </table:table-cell>
          <table:table-cell table:style-name="Table2.A1" office:value-type="string">
            <text:p text:style-name="P1"><text:span text:style-name="T18">✔</text:span></text:p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Standard"><text:span text:style-name="T3">UC-6.0-S2: </text:span><text:span text:style-name="T4">Invalid: Incomplete information</text:span></text:p>
          </table:table-cell>
          <table:table-cell table:style-name="Table2.A1" office:value-type="string">
            <text:p text:style-name="P1"><text:span text:style-name="T18">✔</text:span></text:p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Standard"><text:span text:style-name="T3">UC-6.0-S4: </text:span><text:span text:style-name="T4">Successful editing of announcement</text:span></text:p>
          </table:table-cell>
          <table:table-cell table:style-name="Table2.A1" office:value-type="string">
            <text:p text:style-name="P1"><text:span text:style-name="T18">✔</text:span></text:p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Standard"><text:span text:style-name="T3">UC-6.0-S5: </text:span><text:span text:style-name="T4">Successful deleting of announcement</text:span></text:p>
          </table:table-cell>
          <table:table-cell table:style-name="Table2.A1" office:value-type="string">
            <text:p text:style-name="P1"><text:span text:style-name="T18">✔</text:span></text:p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Standard"><text:span text:style-name="T3">UC-6.0-S6: </text:span><text:span text:style-name="T4">Invalid: No database connection</text:span></text:p>
          </table:table-cell>
          <table:table-cell table:style-name="Table2.A1" office:value-type="string">
            <text:p text:style-name="P1"><text:span text:style-name="T18">✔</text:span></text:p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1"><text:span text:style-name="T11">TOTAL</text:span></text:p>
          </table:table-cell>
          <table:table-cell table:style-name="Table2.A1" office:value-type="string">
            <text:p text:style-name="P9"><text:span text:style-name="T8">6</text:span></text:p>
          </table:table-cell>
          <table:table-cell table:style-name="Table2.A1" office:value-type="string">
            <text:p text:style-name="P17"/>
          </table:table-cell>
          <table:table-cell table:style-name="Table2.D1" office:value-type="string">
            <text:p text:style-name="P15"/>
          </table:table-cell>
        </table:table-row>
      </table:table>
      <text:p text:style-name="P4"/>
      <text:p text:style-name="Standard"><text:soft-page-break/><text:span text:style-name="T3">Tester's Comments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21"><text:span text:style-name="T5">Usability Goals:</text:span></text:p>
      <text:list xml:id="list2585641315" text:style-name="WWNum1">
        <text:list-item>
          <text:p text:style-name="P26"><text:span text:style-name="T6">If interfaces will be delivered at the end of the sprint, <text:s/>evaluate the system according to Nielsen's Usability Heuristics. <text:s text:c="3"/>For items that are not applicable, check </text:span><text:span text:style-name="T7">NA</text:span><text:span text:style-name="T6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9"><text:span text:style-name="T14">Nielsen's Usability Heuristics</text:span></text:p>
          </table:table-cell>
          <table:table-cell table:style-name="Table3.A1" table:number-columns-spanned="5" office:value-type="string">
            <text:p text:style-name="P8"><text:span text:style-name="T14"><text:s/>Strongly <text:s text:c="70"/>Strongly</text:span></text:p>
            <text:p text:style-name="P8"><text:span text:style-name="T14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9"><text:span text:style-name="T14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9"><text:span text:style-name="T12">1</text:span></text:p>
          </table:table-cell>
          <table:table-cell table:style-name="Table3.A1" office:value-type="string">
            <text:p text:style-name="P9"><text:span text:style-name="T12">2</text:span></text:p>
          </table:table-cell>
          <table:table-cell table:style-name="Table3.A1" office:value-type="string">
            <text:p text:style-name="P9"><text:span text:style-name="T12">3</text:span></text:p>
          </table:table-cell>
          <table:table-cell table:style-name="Table3.A1" office:value-type="string">
            <text:p text:style-name="P9"><text:span text:style-name="T12">4</text:span></text:p>
          </table:table-cell>
          <table:table-cell table:style-name="Table3.A1" office:value-type="string">
            <text:p text:style-name="P9"><text:span text:style-name="T12">5</text:span></text:p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2"><text:span text:style-name="T12">Simple and Natural Dialogue</text:span></text:p>
          </table:table-cell>
          <table:table-cell table:style-name="Table3.A1" office:value-type="string">
            <text:p text:style-name="P1"><text:span text:style-name="T18">✔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2"><text:span text:style-name="T12">Speaks the Users' Language</text:span></text:p>
          </table:table-cell>
          <table:table-cell table:style-name="Table3.A1" office:value-type="string">
            <text:p text:style-name="P1"><text:span text:style-name="T18">✔</text:span>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2"><text:span text:style-name="T12">Minimize User Memory Load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"><text:span text:style-name="T18">✔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2"><text:span text:style-name="T12">Consistency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"><text:span text:style-name="T18">✔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2"><text:span text:style-name="T12">Feedback</text:span></text:p>
          </table:table-cell>
          <table:table-cell table:style-name="Table3.A1" office:value-type="string">
            <text:p text:style-name="P1"><text:span text:style-name="T18">✔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2"><text:span text:style-name="T12">Clearly Marked Exits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"><text:span text:style-name="T18">✔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2"><text:span text:style-name="T12">Shortcuts</text:span></text:p>
          </table:table-cell>
          <table:table-cell table:style-name="Table3.A1" office:value-type="string">
            <text:p text:style-name="P1"><text:span text:style-name="T18">✔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2"><text:span text:style-name="T12">Good Error Messages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"><text:span text:style-name="T18">✔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2"><text:span text:style-name="T12">Prevent Errors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"><text:span text:style-name="T18">✔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2"><text:span text:style-name="T12">Help and Documentation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1"><text:span text:style-name="T18">✔</text:span></text:p>
          </table:table-cell>
        </table:table-row>
      </table:table>
      <text:list xml:id="list192610909235074" text:continue-numbering="true" text:style-name="WWNum1">
        <text:list-item>
          <text:p text:style-name="P24"/>
        </text:list-item>
        <text:list-item>
          <text:p text:style-name="P25"><text:span text:style-name="T3">Reviewer’s Comments:<text:line-break/></text:span></text:p>
        </text:list-item>
      </text:list>
      <text:p text:style-name="P22"><text:span text:style-name="T3">N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67" meta:word-count="185" meta:character-count="1329" meta:non-whitespace-character-count="1056"/>
    <meta:generator>LibreOfficeDev/6.0.5.2$Linux_X86_64 LibreOffice_project/</meta:generator>
  </office:meta>
</office:document-meta>
</file>